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7dde3" officeooo:paragraph-rsid="0017dde3"/>
    </style:style>
    <style:style style:name="P2" style:family="paragraph" style:parent-style-name="Text_20_body">
      <style:text-properties officeooo:rsid="001c03f9" officeooo:paragraph-rsid="001c03f9"/>
    </style:style>
    <style:style style:name="P3" style:family="paragraph" style:parent-style-name="Subtitle">
      <style:text-properties officeooo:paragraph-rsid="0017dde3"/>
    </style:style>
    <style:style style:name="P4" style:family="paragraph" style:parent-style-name="Standard" style:list-style-name="L1">
      <style:text-properties officeooo:paragraph-rsid="0024a756"/>
    </style:style>
    <style:style style:name="P5" style:family="paragraph" style:parent-style-name="Standard" style:list-style-name="L1">
      <style:text-properties officeooo:paragraph-rsid="002522cd"/>
    </style:style>
    <style:style style:name="P6" style:family="paragraph" style:parent-style-name="Standard" style:list-style-name="L1">
      <style:text-properties officeooo:rsid="0017dde3" officeooo:paragraph-rsid="0024a756"/>
    </style:style>
    <style:style style:name="P7" style:family="paragraph" style:parent-style-name="Standard" style:list-style-name="L1">
      <style:text-properties officeooo:rsid="0017dde3" officeooo:paragraph-rsid="002522cd"/>
    </style:style>
    <style:style style:name="P8" style:family="paragraph" style:parent-style-name="Text_20_body" style:list-style-name="L1">
      <style:text-properties officeooo:rsid="0017dde3" officeooo:paragraph-rsid="0017dde3"/>
    </style:style>
    <style:style style:name="P9" style:family="paragraph" style:parent-style-name="Text_20_body" style:list-style-name="L1">
      <style:text-properties officeooo:rsid="0017dde3" officeooo:paragraph-rsid="0024a756"/>
    </style:style>
    <style:style style:name="P10" style:family="paragraph" style:parent-style-name="Text_20_body">
      <style:text-properties officeooo:rsid="0017dde3" officeooo:paragraph-rsid="0017dde3"/>
    </style:style>
    <style:style style:name="P11" style:family="paragraph" style:parent-style-name="Text_20_body" style:list-style-name="L1">
      <style:text-properties officeooo:rsid="001dbb62" officeooo:paragraph-rsid="001dbb62"/>
    </style:style>
    <style:style style:name="P12" style:family="paragraph" style:parent-style-name="Text_20_body" style:list-style-name="L1">
      <style:text-properties officeooo:rsid="001c03f9" officeooo:paragraph-rsid="001c03f9"/>
    </style:style>
    <style:style style:name="P13" style:family="paragraph" style:parent-style-name="Text_20_body" style:list-style-name="L1">
      <style:text-properties fo:color="#002060" officeooo:rsid="0017dde3" officeooo:paragraph-rsid="0024a756"/>
    </style:style>
    <style:style style:name="P14" style:family="paragraph" style:parent-style-name="Text_20_body" style:list-style-name="L1">
      <style:text-properties fo:color="#002060" officeooo:paragraph-rsid="0024a756"/>
    </style:style>
    <style:style style:name="P15" style:family="paragraph" style:parent-style-name="Text_20_body" style:list-style-name="L1">
      <style:text-properties fo:color="#002060" officeooo:paragraph-rsid="002522cd"/>
    </style:style>
    <style:style style:name="P16" style:family="paragraph" style:parent-style-name="Text_20_body">
      <style:text-properties officeooo:paragraph-rsid="0024a756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7dde3"/>
    </style:style>
    <style:style style:name="T3" style:family="text">
      <style:text-properties style:text-position="0% 100%"/>
    </style:style>
    <style:style style:name="T4" style:family="text">
      <style:text-properties officeooo:rsid="0018b7b7"/>
    </style:style>
    <style:style style:name="T5" style:family="text">
      <style:text-properties officeooo:rsid="001a914f"/>
    </style:style>
    <style:style style:name="T6" style:family="text">
      <style:text-properties officeooo:rsid="001dbb62"/>
    </style:style>
    <style:style style:name="T7" style:family="text">
      <style:text-properties officeooo:rsid="001f747e"/>
    </style:style>
    <style:style style:name="T8" style:family="text">
      <style:text-properties officeooo:rsid="001ff64f"/>
    </style:style>
    <style:style style:name="T9" style:family="text">
      <style:text-properties officeooo:rsid="0020b857"/>
    </style:style>
    <style:style style:name="T10" style:family="text">
      <style:text-properties officeooo:rsid="00226897"/>
    </style:style>
    <style:style style:name="T11" style:family="text">
      <style:text-properties officeooo:rsid="00240bb2"/>
    </style:style>
    <style:style style:name="T12" style:family="text">
      <style:text-properties officeooo:rsid="0024a756"/>
    </style:style>
    <style:style style:name="T13" style:family="text">
      <style:text-properties fo:color="#002060"/>
    </style:style>
    <style:style style:name="T14" style:family="text">
      <style:text-properties fo:color="#002060" officeooo:rsid="0024a756"/>
    </style:style>
    <style:style style:name="T15" style:family="text">
      <style:text-properties fo:color="#002060" style:text-position="super 58%"/>
    </style:style>
    <style:style style:name="T16" style:family="text">
      <style:text-properties fo:color="#002060" fo:font-weight="normal" style:font-weight-asian="normal" style:font-weight-complex="normal"/>
    </style:style>
    <style:style style:name="T17" style:family="text">
      <style:text-properties fo:color="#002060" fo:font-weight="normal" officeooo:rsid="0017dde3" style:font-weight-asian="normal" style:font-weight-complex="normal"/>
    </style:style>
    <style:style style:name="T18" style:family="text">
      <style:text-properties fo:color="#002060" fo:font-weight="normal" officeooo:rsid="0024a756" style:font-weight-asian="normal" style:font-weight-complex="normal"/>
    </style:style>
    <style:style style:name="T19" style:family="text">
      <style:text-properties fo:color="#002060" fo:font-weight="normal" officeooo:rsid="002522cd" style:font-weight-asian="normal" style:font-weight-complex="normal"/>
    </style:style>
    <style:style style:name="T20" style:family="text">
      <style:text-properties officeooo:rsid="0017dde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­</text:span>PRÀCTICA 1. M02. <text:span text:style-name="T5">Exercicis</text:span></text:p>
      <text:p text:style-name="P1">Exercicis WHERE:</text:p>
      <text:list xml:id="list869748198" text:style-name="L1">
        <text:list-item>
          <text:p text:style-name="P8">Alumnat que es digui Anna</text:p>
          <text:p text:style-name="P14">SELECT * </text:p>
          <text:p text:style-name="P14">FROM alumnes</text:p>
          <text:p text:style-name="P13">WHERE (<text:span text:style-name="T12">nomAlumne </text:span>= ‘<text:span text:style-name="T12">Anna’)</text:span>;</text:p>
        </text:list-item>
        <text:list-item>
          <text:p text:style-name="P8">Alumnat que es digui Guardiola<text:span text:style-name="T12">ç</text:span></text:p>
          <text:p text:style-name="P14">SELECT * </text:p>
          <text:p text:style-name="P14">FROM alumnes</text:p>
          <text:p text:style-name="P9"><text:span text:style-name="T13">WHERE (</text:span><text:span text:style-name="T14">nomAlumne </text:span><text:span text:style-name="T13">= ‘</text:span><text:span text:style-name="T14">Guardiola’)</text:span><text:span text:style-name="T13">;</text:span></text:p>
        </text:list-item>
        <text:list-item>
          <text:p text:style-name="P8">Alumnat de 1<text:span text:style-name="T1">r</text:span></text:p>
          <text:p text:style-name="P14">SELECT * </text:p>
          <text:p text:style-name="P14">FROM alumnes</text:p>
          <text:p text:style-name="P9"><text:span text:style-name="T13">WHERE (</text:span><text:span text:style-name="T14">curs </text:span><text:span text:style-name="T13">= ‘</text:span><text:span text:style-name="T14">1’)</text:span><text:span text:style-name="T13">;</text:span></text:p>
        </text:list-item>
        <text:list-item>
          <text:p text:style-name="P8"><text:span text:style-name="T3">Alumnat que faci un curs superior a 1</text:span><text:span text:style-name="T1">r</text:span></text:p>
          <text:p text:style-name="P14">SELECT * </text:p>
          <text:p text:style-name="P14">FROM alumnes</text:p>
          <text:p text:style-name="P14"><text:span text:style-name="T20">WHERE (curs &gt; ‘1’);</text:span></text:p>
        </text:list-item>
        <text:list-item>
          <text:p text:style-name="P8"><text:span text:style-name="T3">Alumnat que faci un curs inferior a 3</text:span><text:span text:style-name="T1">r</text:span></text:p>
        </text:list-item>
      </text:list>
      <text:p text:style-name="P16"><text:span text:style-name="T2"><text:tab/></text:span><text:span text:style-name="T13">SELECT * </text:span></text:p>
      <text:list xml:id="list85302806691895" text:continue-numbering="true" text:style-name="L1">
        <text:list-header>
          <text:p text:style-name="P14">FROM alumnes</text:p>
          <text:p text:style-name="P14"><text:span text:style-name="T20">WHERE (curs &lt; ‘3’);</text:span></text:p>
        </text:list-header>
        <text:list-item>
          <text:p text:style-name="P8">Alumnat nascut el 27 de setembre del 1997</text:p>
          <text:p text:style-name="P4"><text:span text:style-name="T13">SELECT *</text:span></text:p>
          <text:p text:style-name="P4"><text:span text:style-name="T13"/></text:p>
          <text:p text:style-name="P14">FROM alumnes</text:p>
          <text:p text:style-name="P4"><text:span text:style-name="T17">WHERE (</text:span><text:span text:style-name="T18">datanaix = ‘1997-09-27’</text:span><text:span text:style-name="T17">);</text:span><text:span text:style-name="T13"> </text:span></text:p>
          <text:p text:style-name="P9"/>
        </text:list-item>
        <text:list-item>
          <text:p text:style-name="P8">Alumnat de 1<text:span text:style-name="T1">r</text:span> que es digui Guardiola</text:p>
          <text:p text:style-name="P4"><text:span text:style-name="T13">SELECT *</text:span></text:p>
          <text:p text:style-name="P4"><text:span text:style-name="T13"/></text:p>
          <text:p text:style-name="P14">FROM alumnes</text:p>
          <text:p text:style-name="P6"><text:span text:style-name="T16">WHERE (</text:span><text:span text:style-name="T18">nomAlumne = ‘Guardiola’ and curs = ‘1’</text:span><text:span text:style-name="T16">);</text:span><text:span text:style-name="T13"> </text:span></text:p>
        </text:list-item>
      </text:list>
      <text:p text:style-name="P1"/>
      <text:p text:style-name="P1"/>
      <text:list xml:id="list85302965447550" text:continue-numbering="true" text:style-name="L1">
        <text:list-item>
          <text:p text:style-name="P8"><text:soft-page-break/>Alumnat de 1<text:span text:style-name="T1">r</text:span> que es digui Anna Guardiola</text:p>
          <text:p text:style-name="P5"><text:span text:style-name="T13">SELECT *</text:span></text:p>
          <text:p text:style-name="P5"><text:span text:style-name="T13"/></text:p>
          <text:p text:style-name="P15">FROM alumnes</text:p>
          <text:p text:style-name="P7"><text:span text:style-name="T16">WHERE (</text:span><text:span text:style-name="T18">nomAlumne = ‘</text:span><text:span text:style-name="T19">Anna</text:span><text:span text:style-name="T18">’ and </text:span><text:span text:style-name="T19">cognomsAlumne</text:span><text:span text:style-name="T18">curs </text:span><text:span text:style-name="T19">= ‘Guardiola’ and curs </text:span><text:span text:style-name="T18">= ‘1’</text:span><text:span text:style-name="T16">);</text:span><text:span text:style-name="T13"> </text:span></text:p>
          <text:p text:style-name="P8"/>
        </text:list-item>
        <text:list-item>
          <text:p text:style-name="P8">Alumnat de 1<text:span text:style-name="T1">r</text:span> i de 2<text:span text:style-name="T1">n</text:span> (Atenció!!!!! : volem l'alumnat de primer + l'alumnat de 2<text:span text:style-name="T1">n</text:span>, no volem alumnat que faci primer i 2<text:span text:style-name="T1">n</text:span> a l'hora)</text:p>
          <text:p text:style-name="P5"><text:span text:style-name="T13">SELECT *</text:span></text:p>
          <text:p text:style-name="P5"><text:span text:style-name="T13"/></text:p>
          <text:p text:style-name="P15">FROM alumnes</text:p>
          <text:p text:style-name="P7"><text:span text:style-name="T19">ORDER BY curs asc</text:span><text:span text:style-name="T16">;</text:span><text:span text:style-name="T13"> </text:span></text:p>
          <text:p text:style-name="P7"><text:span text:style-name="T13"/></text:p>
        </text:list-item>
        <text:list-item>
          <text:p text:style-name="P8">Alumnat que estudiï ASIX o ISIX o DAM o DAW</text:p>
          <text:p text:style-name="P11">­</text:p>
        </text:list-item>
        <text:list-item>
          <text:p text:style-name="P8">Alumnat que estudiï ASIX <text:span text:style-name="T4">i</text:span> ISIX <text:span text:style-name="T4">i </text:span>DAM <text:span text:style-name="T4">i</text:span> DAW</text:p>
          <text:p text:style-name="P8"/>
        </text:list-item>
        <text:list-item>
          <text:p text:style-name="P8">Alumnat que es digui Joan o Juan o 'Joan Carles' o 'Joan Manel' o 'Joan Josep'</text:p>
          <text:p text:style-name="P8"/>
        </text:list-item>
        <text:list-item>
          <text:p text:style-name="P8">Alumnat que es <text:s/>digui Josep i Pep i 'Josep Maria' i 'Josep Joan'</text:p>
          <text:p text:style-name="P8"/>
        </text:list-item>
        <text:list-item>
          <text:p text:style-name="P8">Alumnat de 1<text:span text:style-name="T1">r</text:span> d'ASIX</text:p>
          <text:p text:style-name="P8"/>
        </text:list-item>
        <text:list-item>
          <text:p text:style-name="P8">Alumant de 1<text:span text:style-name="T1">r</text:span> d'ASIX <text:span text:style-name="T6">I </text:span>de 2<text:span text:style-name="T1">n</text:span> d'ASIX </text:p>
        </text:list-item>
      </text:list>
      <text:p text:style-name="P1"/>
      <text:list xml:id="list85302727961911" text:continue-numbering="true" text:style-name="L1">
        <text:list-item>
          <text:p text:style-name="P12">Alumnat amb un nom que co<text:span text:style-name="T8">menci</text:span> per A</text:p>
          <text:p text:style-name="P12"/>
        </text:list-item>
        <text:list-item>
          <text:p text:style-name="P12">Alumnat amb un nom que <text:span text:style-name="T9">comenci</text:span> en 'e'</text:p>
          <text:p text:style-name="P12"/>
        </text:list-item>
        <text:list-item>
          <text:p text:style-name="P12">Alumnat amb un nom que contingui per ‘<text:span text:style-name="T11">a’</text:span> i <text:span text:style-name="T9">comenci</text:span> per 'e'</text:p>
          <text:p text:style-name="P12"/>
        </text:list-item>
        <text:list-item>
          <text:p text:style-name="P12">Alumnat amb un nom que sigui 'Ann' i una lletra més</text:p>
          <text:p text:style-name="P12"/>
        </text:list-item>
        <text:list-item>
          <text:p text:style-name="P12">Alumnat amb un nom que c<text:span text:style-name="T10">omenci</text:span> per A o per E i <text:span text:style-name="T10">que després de la primera lletra aparegui una</text:span> 'A' o <text:span text:style-name="T10">una</text:span> 'E'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5752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13:37:05.322000000</meta:creation-date>
    <dc:date>2018-10-03T08:53:02.246925427</dc:date>
    <meta:editing-duration>PT2H1S</meta:editing-duration>
    <meta:editing-cycles>11</meta:editing-cycles>
    <meta:generator>LibreOffice/5.4.7.2$Linux_X86_64 LibreOffice_project/40$Build-2</meta:generator>
    <meta:document-statistic meta:table-count="0" meta:image-count="0" meta:object-count="0" meta:page-count="2" meta:paragraph-count="50" meta:word-count="314" meta:character-count="1541" meta:non-whitespace-character-count="1286"/>
  </office:meta>
</office:document-meta>
</file>